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criptManagerImpl.removeFirst( XScriptVariableScope pageScope , Map objectModel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riptManagerImpl.parameterize( Parameters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criptManagerImpl.contextualize( org . apache . avalon . framework . context .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riptManagerImpl.get( XScriptVariableScope pageScope , Map objectModel , String name , int scop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4">
            <text:p text:style-name="Table_20_Contents">14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XScriptManagerImpl.register( XScript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criptManagerImpl.remove( XScriptVariableScope pageScope , Map objectModel , String name , int scop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4">
            <text:p text:style-name="Table_20_Contents">14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XScriptManagerImpl.put( XScriptVariableScope pageScope , Map objectModel , String name , XScriptObject value , int scop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XScriptManagerImpl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criptManagerImpl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riptManagerImpl.createAccessException( String msg , String name , int sco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ScriptManagerImpl.getFirst( XScriptVariableScope pageScope , Map objectModel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